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c08" officeooo:paragraph-rsid="0000f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 goo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8:56:35.687735336</meta:creation-date>
    <dc:date>2024-04-27T18:57:42.396018628</dc:date>
    <meta:editing-duration>PT1M7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